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625in" fo:margin-left="-0.3083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4.5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2354in" fo:margin-left="-0.3083in" table:align="left"/>
    </style:style>
    <style:style style:name="Table2.A" style:family="table-column">
      <style:table-column-properties style:column-width="0.3125in"/>
    </style:style>
    <style:style style:name="Table2.B" style:family="table-column">
      <style:table-column-properties style:column-width="3.125in"/>
    </style:style>
    <style:style style:name="Table2.C" style:family="table-column">
      <style:table-column-properties style:column-width="3.797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c03e" officeooo:paragraph-rsid="0008c03e"/>
    </style:style>
    <style:style style:name="P2" style:family="paragraph" style:parent-style-name="Standard">
      <style:text-properties fo:font-weight="bold" officeooo:rsid="0008c03e" officeooo:paragraph-rsid="0008c03e" style:font-weight-asian="bold" style:font-weight-complex="bold"/>
    </style:style>
    <style:style style:name="P3" style:family="paragraph" style:parent-style-name="Standard">
      <style:text-properties fo:font-weight="bold" officeooo:rsid="000e45d5" officeooo:paragraph-rsid="000e45d5" style:font-weight-asian="bold" style:font-weight-complex="bold"/>
    </style:style>
    <style:style style:name="P4" style:family="paragraph" style:parent-style-name="Table_20_Contents">
      <style:text-properties officeooo:rsid="0008c03e" officeooo:paragraph-rsid="0008c03e"/>
    </style:style>
    <style:style style:name="P5" style:family="paragraph" style:parent-style-name="Table_20_Contents">
      <style:paragraph-properties fo:text-align="center" style:justify-single-word="false"/>
      <style:text-properties officeooo:rsid="0008c03e" officeooo:paragraph-rsid="0008c03e"/>
    </style:style>
    <style:style style:name="P6" style:family="paragraph" style:parent-style-name="Table_20_Contents">
      <style:text-properties fo:font-style="italic" officeooo:rsid="0008c03e" officeooo:paragraph-rsid="0008c03e" style:font-style-asian="italic" style:font-style-complex="italic"/>
    </style:style>
    <style:style style:name="P7" style:family="paragraph" style:parent-style-name="Table_20_Contents">
      <style:text-properties officeooo:rsid="000c0871" officeooo:paragraph-rsid="000c0871"/>
    </style:style>
    <style:style style:name="P8" style:family="paragraph" style:parent-style-name="Table_20_Contents">
      <style:text-properties fo:font-weight="normal" officeooo:rsid="000c0871" officeooo:paragraph-rsid="000c0871" style:font-weight-asian="normal" style:font-weight-complex="normal"/>
    </style:style>
    <style:style style:name="P9" style:family="paragraph" style:parent-style-name="Table_20_Contents">
      <style:text-properties fo:font-weight="normal" officeooo:rsid="000c0871" officeooo:paragraph-rsid="000d9473" style:font-weight-asian="normal" style:font-weight-complex="normal"/>
    </style:style>
    <style:style style:name="P10" style:family="paragraph" style:parent-style-name="Table_20_Contents">
      <style:text-properties fo:font-weight="normal" officeooo:rsid="000d9473" officeooo:paragraph-rsid="000d9473" style:font-weight-asian="normal" style:font-weight-complex="normal"/>
    </style:style>
    <style:style style:name="P11" style:family="paragraph" style:parent-style-name="Table_20_Contents">
      <style:text-properties officeooo:rsid="000d9473" officeooo:paragraph-rsid="000d947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c03e" style:font-weight-asian="bold" style:font-weight-complex="bold"/>
    </style:style>
    <style:style style:name="T3" style:family="text">
      <style:text-properties fo:font-weight="bold" officeooo:rsid="000d9473" style:font-weight-asian="bold" style:font-weight-complex="bold"/>
    </style:style>
    <style:style style:name="T4" style:family="text">
      <style:text-properties officeooo:rsid="000d9473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d9473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lease take a look at the screen cast. Most of this info is covered there!</text:p>
      <text:p text:style-name="P3"/>
      <text:p text:style-name="P2">Basic Project Requirements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4">Requirement</text:p>
          </table:table-cell>
          <table:table-cell table:style-name="Table1.C1" office:value-type="string">
            <text:p text:style-name="P4">Code Reference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4">App supports multiple users via individual user accounts</text:p>
          </table:table-cell>
          <table:table-cell table:style-name="Table1.C2" office:value-type="string">
            <text:p text:style-name="P4">1.server: <text:span text:style-name="T1">/controllers/DmController.java</text:span></text:p>
            <text:p text:style-name="P4">2. server: <text:span text:style-name="T1">/schema-mysql.sql</text:span></text:p>
            <text:p text:style-name="P4">3 client: <text:span text:style-name="T1">ui/AuthActivity.java</text:span></text:p>
            <text:p text:style-name="P4">many more....</text:p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4">App contains at least one user facing function available only to authenticated users</text:p>
          </table:table-cell>
          <table:table-cell table:style-name="Table1.C2" office:value-type="string">
            <text:p text:style-name="P4">1. client: any fragment/activity other than LogInFragment</text:p>
            <text:p text:style-name="P4">2. server: any method in <text:span text:style-name="T1">/controllers/DmController.java</text:span></text:p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4">App comprises at least 1 instance of each of at least 2 of the following 4 fundamental Android components: </text:p>
            <text:p text:style-name="P4">* Activity</text:p>
            <text:p text:style-name="P4">* BroadcastReceiver</text:p>
            <text:p text:style-name="P4">* Service</text:p>
            <text:p text:style-name="P4">* ContentProvider</text:p>
          </table:table-cell>
          <table:table-cell table:style-name="Table1.C2" office:value-type="string">
            <text:p text:style-name="P4">1. client: <text:span text:style-name="T1">ui/MainActivity.java</text:span></text:p>
            <text:p text:style-name="P4">2. client: <text:span text:style-name="T1">receiver/CheckInPublisher.java</text:span></text:p>
            <text:p text:style-name="P4">3. client: <text:span text:style-name="T1">service/NetOpsService.java</text:span></text:p>
            <text:p text:style-name="P4">4. client: <text:span text:style-name="T1">provider/DmProvider.java</text:span></text:p>
            <text:p text:style-name="P4">Many more in the client code, almost all fragment have broadcast receivers.</text:p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4">App interacts with at least one remotely-hosted Java Spring-based service</text:p>
          </table:table-cell>
          <table:table-cell table:style-name="Table1.C2" office:value-type="string">
            <text:p text:style-name="P4"><text:span text:style-name="T6">1. </text:span><text:span text:style-name="T1">submission/app/acp_server</text:span> is a remotely-hosted Java Spring-based service</text:p>
          </table:table-cell>
        </table:table-row>
        <table:table-row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4">App interacts over the network via HTTP/HTTPS</text:p>
          </table:table-cell>
          <table:table-cell table:style-name="Table1.C2" office:value-type="string">
            <text:p text:style-name="P7"><text:span text:style-name="T4">1. </text:span>server: <text:span text:style-name="T1">/Application.java : customize(...) method</text:span> <text:s text:c="2"/></text:p>
          </table:table-cell>
        </table:table-row>
        <table:table-row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4">App allows users to navigate between 3 or more user interface screens at runtime</text:p>
          </table:table-cell>
          <table:table-cell table:style-name="Table1.C2" office:value-type="string">
            <text:p text:style-name="P7"><text:span text:style-name="T4">1. </text:span>client: <text:span text:style-name="T1">/ui/</text:span> contains 17 classes, most of them represent a separate screen</text:p>
          </table:table-cell>
        </table:table-row>
        <table:table-row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4">App uses at least one advanced capability or API from the following list (covered in the MoCCA Specialization): multimedia capture, multimedia playback, touch gestures, sensors, animation.</text:p>
          </table:table-cell>
          <table:table-cell table:style-name="Table1.C2" office:value-type="string">
            <text:p text:style-name="P7"><text:span text:style-name="T4">1. </text:span>client: <text:span text:style-name="T1">/ui/FeedbackFragment.java</text:span> uses gestures for the chart, most of the network operations are done via GCM (push notifications)</text:p>
          </table:table-cell>
        </table:table-row>
        <table:table-row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4">App supports at least one operation that is performed off the UI Thread in one or more background Threads of Thread pool.</text:p>
          </table:table-cell>
          <table:table-cell table:style-name="Table1.C2" office:value-type="string">
            <text:p text:style-name="P7">1. client: <text:span text:style-name="T1">/sync/SyncAdapter.java</text:span></text:p>
            <text:p text:style-name="P7">2. client: <text:span text:style-name="T1">/service/NetOpsService.java</text:span></text:p>
            <text:p text:style-name="P8">3. client: cursor loaders in the fragments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Functional Description and App Requirement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4">Requirement</text:p>
          </table:table-cell>
          <table:table-cell table:style-name="Table2.C1" office:value-type="string">
            <text:p text:style-name="P4">Code Reference</text:p>
          </table:table-cell>
        </table:table-row>
        <table:table-row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4">The Teen is the primary user of the mobile app. <text:s/>A Teen is represented in the app by a unit of data containing the core set of identifying information about a diabetic adolescent, including (but not necessarily limited to) a first name, a last name, a date of birth, and a medical record number.</text:p>
          </table:table-cell>
          <table:table-cell table:style-name="Table2.C2" office:value-type="string">
            <text:p text:style-name="P11">1. client: <text:span text:style-name="T1">/ui/SignUpFragment.java</text:span></text:p>
            <text:p text:style-name="P11"><text:span text:style-name="T5">2. client:</text:span><text:span text:style-name="T1"> /ui/SignUpTabx.java</text:span></text:p>
            <text:p text:style-name="P11"><text:span text:style-name="T5">3. client:</text:span><text:span text:style-name="T1"> /model/UserInfo.java</text:span></text:p>
            <text:p text:style-name="P10">4. server: <text:span text:style-name="T1">/</text:span><text:span text:style-name="T2">schema-mysql.sql</text:span></text:p>
          </table:table-cell>
        </table:table-row>
        <table:table-row>
          <table:table-cell table:style-name="Table2.A2" office:value-type="string">
            <text:p text:style-name="P5">2</text:p>
          </table:table-cell>
          <table:table-cell table:style-name="Table2.A2" office:value-type="string">
            <text:p text:style-name="P4">The Teen will receive a Reminder in the form of alarms or notifications at patient-adjustable times at least three times per day.</text:p>
          </table:table-cell>
          <table:table-cell table:style-name="Table2.C2" office:value-type="string">
            <text:p text:style-name="P11">1. client: <text:span text:style-name="T1">/ui/RemindersFragment.java</text:span> </text:p>
            <text:p text:style-name="P11">2. client: <text:span text:style-name="T1">/receiver/CheckInPublisher.java</text:span></text:p>
          </table:table-cell>
        </table:table-row>
        <table:table-row>
          <table:table-cell table:style-name="Table2.A2" office:value-type="string">
            <text:p text:style-name="P5">3</text:p>
          </table:table-cell>
          <table:table-cell table:style-name="Table2.A2" office:value-type="string">
            <text:p text:style-name="P4">Once the Teen acknowledges a Reminder, the app will open for a Check-In. <text:s/>A Check-In is a unit of data associated with that Teen, a date, a time, and can include the user's responses to the following set of Questions at that date and time:</text:p>
            <text:p text:style-name="P6">a lot of questions here...</text:p>
          </table:table-cell>
          <table:table-cell table:style-name="Table2.C2" office:value-type="string">
            <text:p text:style-name="P11">1. client: <text:span text:style-name="T1">/ui/CheckInActivity.java</text:span></text:p>
            <text:p text:style-name="P10">2. client: <text:span text:style-name="T1">/res/layout/activity_check_in.xml</text:span></text:p>
            <text:p text:style-name="P11">3. client: <text:span text:style-name="T1">/receiver/CheckInPublisher.java</text:span></text:p>
          </table:table-cell>
        </table:table-row>
        <table:table-row>
          <table:table-cell table:style-name="Table2.A2" office:value-type="string">
            <text:p text:style-name="P5">4</text:p>
          </table:table-cell>
          <table:table-cell table:style-name="Table2.A2" office:value-type="string">
            <text:p text:style-name="P4">Feedback is the mechanism by which Check-In data is summarized and provided to the user in a meaningful way. A Teen is able to monitor their Feedback data that is updated at some appropriate interval (e.g., when a Check-In is completed, daily, weekly, or when requested by Followers). The Feedback data can be viewed graphically on the mobile device.</text:p>
          </table:table-cell>
          <table:table-cell table:style-name="Table2.C2" office:value-type="string">
            <text:p text:style-name="P11">1. client: <text:span text:style-name="T1">/ui/FeedbackFragment.java</text:span></text:p>
            <text:p text:style-name="P9"><text:span text:style-name="T4">2</text:span>. client: <text:span text:style-name="T1">/sync/SyncAdapter.java</text:span></text:p>
            <text:p text:style-name="P9"><text:span text:style-name="T4">3</text:span>. client: <text:span text:style-name="T1">/</text:span><text:span text:style-name="T3">provider/*.java</text:span></text:p>
          </table:table-cell>
        </table:table-row>
        <table:table-row>
          <table:table-cell table:style-name="Table2.A2" office:value-type="string">
            <text:p text:style-name="P5">5</text:p>
          </table:table-cell>
          <table:table-cell table:style-name="Table2.A2" office:value-type="string">
            <text:p text:style-name="P4">A Follower is a different type of user (e.g., a parent, clinician, friend, etc.) who does not the ability to perform Check-Ins, but who can receive Check-In data shared from one or more Teens. A Teen can be a Follower for other Teens.</text:p>
          </table:table-cell>
          <table:table-cell table:style-name="Table2.C2" office:value-type="string">
            <text:p text:style-name="P11">1. client: <text:span text:style-name="T1">/util/MiscUtils.java </text:span><text:span text:style-name="T5">info about Teen/Follower is saved during log in and used to determine the app behavior and appearance</text:span></text:p>
            <text:p text:style-name="P11"><text:span text:style-name="T5">2. <text:s/>client: </text:span><text:span text:style-name="T1">/ui/MainActivity.java</text:span></text:p>
            <text:p text:style-name="P11"><text:span text:style-name="T5">3. <text:s/>client: </text:span><text:span text:style-name="T1">/ui/FeedbackFragment.java</text:span></text:p>
          </table:table-cell>
        </table:table-row>
        <table:table-row>
          <table:table-cell table:style-name="Table2.A2" office:value-type="string">
            <text:p text:style-name="P5">6</text:p>
          </table:table-cell>
          <table:table-cell table:style-name="Table2.A2" office:value-type="string">
            <text:p text:style-name="P4">The Teen can choose what part(s) of their data to share with one or more Followers.</text:p>
          </table:table-cell>
          <table:table-cell table:style-name="Table2.C2" office:value-type="string">
            <text:p text:style-name="P11">1. <text:span text:style-name="T5">client: </text:span><text:span text:style-name="T1">/ui/FollowingFragment.java</text:span></text:p>
            <text:p text:style-name="P11"><text:span text:style-name="T5">2.</text:span><text:span text:style-name="T1"> </text:span><text:span text:style-name="T5">client: </text:span><text:span text:style-name="T1">/ui/FollowerFragment.java</text:span></text:p>
            <text:p text:style-name="P11"><text:span text:style-name="T5">3.</text:span><text:span text:style-name="T1"> </text:span><text:span text:style-name="T5">client: </text:span><text:span text:style-name="T1">/ui/UserSettingsDialogFragment.java</text:span></text:p>
          </table:table-cell>
        </table:table-row>
        <table:table-row>
          <table:table-cell table:style-name="Table2.A2" office:value-type="string">
            <text:p text:style-name="P5">7</text:p>
          </table:table-cell>
          <table:table-cell table:style-name="Table2.A2" office:value-type="string">
            <text:p text:style-name="P4">Teen data should only be disseminated to authorized/authenticated Followers and accessed over HTTPS to enhance privacy and security of the data.</text:p>
          </table:table-cell>
          <table:table-cell table:style-name="Table2.C2" office:value-type="string">
            <text:p text:style-name="P11">No data can be received via HTTP or by unauthorized users.</text:p>
            <text:p text:style-name="P11">1. server:<text:span text:style-name="T1"> /Application.java</text:span>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9T01:55:40.825312765</meta:creation-date>
    <dc:date>2015-11-19T02:33:15.056793228</dc:date>
    <meta:editing-duration>PT18M11S</meta:editing-duration>
    <meta:editing-cycles>4</meta:editing-cycles>
    <meta:generator>LibreOffice/4.2.8.2$Linux_X86_64 LibreOffice_project/420m0$Build-2</meta:generator>
    <meta:document-statistic meta:table-count="2" meta:image-count="0" meta:object-count="0" meta:page-count="2" meta:paragraph-count="80" meta:word-count="627" meta:character-count="4240" meta:non-whitespace-character-count="3684"/>
  </office:meta>
</office:document-meta>
</file>